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цукцук</text:p>
          </table:table-cell>
        </table:table-row>
        <table:table-row table:style-name="ro2" table:number-rows-repeated="4">
          <table:table-cell table:number-columns-repeated="3"/>
        </table:table-row>
        <table:table-row table:style-name="ro2">
          <table:table-cell office:value-type="string" calcext:value-type="string">
            <text:p>цукцук</text:p>
          </table:table-cell>
          <table:table-cell table:number-columns-repeated="2"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цукцук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.00.0000</text:date>, <text:time style:data-style-name="N2" text:time-value="18:41:11.0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48.39</meta:creation-date>
    <meta:editing-duration>PT5M44S</meta:editing-duration>
    <meta:editing-cycles>3</meta:editing-cycles>
    <meta:generator>LibreOffice/7.3.0.3$Windows_X86_64 LibreOffice_project/0f246aa12d0eee4a0f7adcefbf7c878fc2238db3</meta:generator>
    <dc:date>2022-02-08T18:41:33.020000000</dc:date>
    <meta:document-statistic meta:table-count="3" meta:cell-count="3" meta:object-count="0"/>
    <meta:user-defined meta:name="Info 1"/>
    <meta:user-defined meta:name="Info 2"/>
    <meta:user-defined meta:name="Info 3"/>
    <meta:user-defined meta:name="Info 4"/>
  </office:meta>
</office:document-meta>
</file>